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1.002cm" fo:min-width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98cm" fo:min-width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01cm" fo:min-width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002cm" fo:min-width="2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63cm" fo:min-width="3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3cm" fo:min-width="4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cm" fo:min-width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002cm" fo:min-width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945cm" fo:min-width="4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002cm" fo:min-width="1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002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707cm" fo:min-width="2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707cm" fo:min-width="2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6" draw:name="Фигура54" draw:style-name="gr17" draw:text-style-name="P1" svg:width="2.998cm" svg:height="1.001cm" svg:x="6.625cm" svg:y="-1.002cm"><text:p text:style-name="P1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2" draw:name="Фигура3" draw:style-name="gr3" draw:text-style-name="P1" svg:x1="8.124cm" svg:y1="-0.002cm" svg:x2="8.124cm" svg:y2="0.998cm"><text:p/></draw:line><draw:custom-shape text:anchor-type="paragraph" draw:z-index="31" draw:name="Фигура54" draw:style-name="gr17" draw:text-style-name="P1" svg:width="2.998cm" svg:height="1.001cm" svg:x="6.625cm" svg:y="-1.002cm"><text:p text:style-name="P1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><draw:custom-shape text:anchor-type="paragraph" draw:z-index="0" draw:name="Фигура2" draw:style-name="gr1" draw:text-style-name="P2" svg:width="3.001cm" svg:height="1.001cm" svg:x="6.625cm" svg:y="0.025cm"><text:p text:style-name="P1"><text:span text:style-name="T1">Ввод: a, b, c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><draw:line text:anchor-type="paragraph" draw:z-index="3" draw:name="Фигура6" draw:style-name="gr3" draw:text-style-name="P1" svg:x1="8.124cm" svg:y1="0.051cm" svg:x2="8.124cm" svg:y2="1.051cm"><text:p/></draw:line></text:p>
      <text:p text:style-name="Standard"/>
      <text:p text:style-name="Standard"><draw:custom-shape text:anchor-type="paragraph" draw:z-index="1" draw:name="Фигура4" draw:style-name="gr2" draw:text-style-name="P2" svg:width="2.001cm" svg:height="1.997cm" svg:x="7.124cm" svg:y="0.081cm"><text:p text:style-name="P1"><text:span text:style-name="T1">a == 0 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custom-shape text:anchor-type="paragraph" draw:z-index="9" draw:name="Фигура5" draw:style-name="gr5" draw:text-style-name="P1" svg:width="2.001cm" svg:height="1.001cm" svg:x="10.626cm" svg:y="0.092cm"><text:p text:style-name="P1">b == 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3" draw:name="Фигура17" draw:style-name="gr10" draw:text-style-name="P1" svg:width="3.001cm" svg:height="1.001cm" svg:x="2.625cm" svg:y="0.092cm"><text:p text:style-name="P1">D = b^2 - 4*a*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Фигура12" draw:style-name="gr5" draw:text-style-name="P1" svg:width="2.001cm" svg:height="1.001cm" svg:x="13.626cm" svg:y="0.092cm"><text:p text:style-name="P1">c == 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line text:anchor-type="paragraph" draw:z-index="27" draw:name="Фигура8" draw:style-name="gr7" draw:text-style-name="P1" svg:x1="5.625cm" svg:y1="0.104cm" svg:x2="7.124cm" svg:y2="0.104cm"><text:p text:style-name="P1">Нет</text:p></draw:line><draw:line text:anchor-type="paragraph" draw:z-index="28" draw:name="Фигура9" draw:style-name="gr3" draw:text-style-name="P1" svg:x1="7.124cm" svg:y1="0.104cm" svg:x2="5.625cm" svg:y2="0.104cm"><text:p/></draw:line><draw:line text:anchor-type="paragraph" draw:z-index="4" draw:name="Фигура7" draw:style-name="gr4" draw:text-style-name="P1" svg:x1="9.125cm" svg:y1="0.104cm" svg:x2="10.626cm" svg:y2="0.104cm"><text:p text:style-name="P1">Да</text:p></draw:line><draw:line text:anchor-type="paragraph" draw:z-index="29" draw:name="Фигура14" draw:style-name="gr7" draw:text-style-name="P1" svg:x1="12.626cm" svg:y1="0.104cm" svg:x2="13.626cm" svg:y2="0.104cm"><text:p text:style-name="P1">Да</text:p></draw:line><draw:line text:anchor-type="paragraph" draw:z-index="37" draw:name="Фигура15" draw:style-name="gr7" draw:text-style-name="P1" svg:x1="15.626cm" svg:y1="0.104cm" svg:x2="17.626cm" svg:y2="0.104cm"><text:p text:style-name="P1">Да</text:p></draw:line><draw:line text:anchor-type="paragraph" draw:z-index="38" draw:name="Фигура23" draw:style-name="gr3" draw:text-style-name="P1" svg:x1="17.627cm" svg:y1="0.104cm" svg:x2="17.627cm" svg:y2="3.605cm"><text:p/></draw:line></text:p>
      <text:p text:style-name="Standard"><draw:line text:anchor-type="paragraph" draw:z-index="7" draw:name="Фигура22" draw:style-name="gr7" draw:text-style-name="P1" svg:x1="11.626cm" svg:y1="0.118cm" svg:x2="11.626cm" svg:y2="1.118cm"><text:p text:style-name="P1">Нет</text:p></draw:line><draw:line text:anchor-type="paragraph" draw:z-index="8" draw:name="Фигура25" draw:style-name="gr3" draw:text-style-name="P1" svg:x1="4.124cm" svg:y1="0.118cm" svg:x2="4.124cm" svg:y2="1.617cm"><text:p/></draw:line><draw:line text:anchor-type="paragraph" draw:z-index="12" draw:name="Фигура29" draw:style-name="gr4" draw:text-style-name="P1" svg:x1="14.626cm" svg:y1="0.118cm" svg:x2="14.626cm" svg:y2="1.617cm"><text:p text:style-name="P1">Нет</text:p></draw:line></text:p>
      <text:p text:style-name="Standard"/>
      <text:p text:style-name="Standard"><draw:custom-shape text:anchor-type="paragraph" draw:z-index="6" draw:name="Фигура13" draw:style-name="gr6" draw:text-style-name="P1" svg:width="3.502cm" svg:height="1.001cm" svg:x="9.125cm" svg:y="0.145cm"><text:p text:style-name="P1">Вывод: х = -c/a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><draw:custom-shape text:anchor-type="paragraph" draw:z-index="14" draw:name="Фигура18" draw:style-name="gr11" draw:text-style-name="P1" svg:width="2.001cm" svg:height="2.001cm" svg:x="3.124cm" svg:y="0.157cm"><text:p text:style-name="P1">D &gt; 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name="Фигура26" draw:style-name="gr8" draw:text-style-name="P1" svg:width="6.002cm" svg:height="1.001cm" svg:x="11.626cm" svg:y="0.157cm"><text:p text:style-name="P1">Вывод: решений нет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Standard"/>
      <text:p text:style-name="Standard"><draw:line text:anchor-type="paragraph" draw:z-index="17" draw:name="Фигура30" draw:style-name="gr7" draw:text-style-name="P1" svg:x1="5.124cm" svg:y1="0.183cm" svg:x2="8.625cm" svg:y2="0.183cm"><text:p text:style-name="P1">Нет</text:p></draw:line><draw:line text:anchor-type="paragraph" draw:z-index="18" draw:name="Фигура31" draw:style-name="gr3" draw:text-style-name="P1" svg:x1="8.625cm" svg:y1="0.183cm" svg:x2="8.625cm" svg:y2="2.183cm"><text:p/></draw:line></text:p>
      <text:p text:style-name="Standard"><draw:custom-shape text:anchor-type="paragraph" draw:z-index="11" draw:name="Фигура27" draw:style-name="gr9" draw:text-style-name="P1" svg:width="7.002cm" svg:height="1.001cm" svg:x="11.998cm" svg:y="0.198cm"><text:p text:style-name="P1">Вывод: х — любое число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Standard"><draw:line text:anchor-type="paragraph" draw:z-index="15" draw:name="Фигура19" draw:style-name="gr4" draw:text-style-name="P1" svg:x1="4.124cm" svg:y1="0.21cm" svg:x2="4.124cm" svg:y2="1.21cm"><text:p text:style-name="P1">Да</text:p></draw:line></text:p>
      <text:p text:style-name="Standard"><draw:line text:anchor-type="paragraph" draw:z-index="24" draw:name="Фигура51" draw:style-name="gr15" draw:text-style-name="P1" svg:x1="15.125cm" svg:y1="0.224cm" svg:x2="15.125cm" svg:y2="6.225cm"><text:p/></draw:line></text:p>
      <text:p text:style-name="Standard"><draw:custom-shape text:anchor-type="paragraph" draw:z-index="16" draw:name="Фигура24" draw:style-name="gr12" draw:text-style-name="P1" svg:width="7.377cm" svg:height="1.5cm" svg:x="0.249cm" svg:y="0.238cm"><text:p text:style-name="P1">Вывод:</text:p><text:p>x1, x2 = (-b +-sqrt(D))/(2a)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9" draw:name="Фигура32" draw:style-name="gr11" draw:text-style-name="P1" svg:width="2.001cm" svg:height="2.001cm" svg:x="7.625cm" svg:y="0.236cm"><text:p text:style-name="P1">D == 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/>
      <text:p text:style-name="Standard"><draw:line text:anchor-type="paragraph" draw:z-index="30" draw:name="Фигура1" draw:style-name="gr7" draw:text-style-name="P1" svg:x1="9.626cm" svg:y1="0.263cm" svg:x2="11.626cm" svg:y2="0.263cm"><text:p text:style-name="P1">Да</text:p></draw:line><draw:line text:anchor-type="paragraph" draw:z-index="20" draw:name="Фигура33" draw:style-name="gr3" draw:text-style-name="P1" svg:x1="11.626cm" svg:y1="0.263cm" svg:x2="11.626cm" svg:y2="2.764cm"><text:p/></draw:line></text:p>
      <text:p text:style-name="Standard"><draw:line text:anchor-type="paragraph" draw:z-index="39" draw:name="Фигура10" draw:style-name="gr18" draw:text-style-name="P1" svg:x1="4.124cm" svg:y1="0.277cm" svg:x2="4.124cm" svg:y2="4.777cm"><text:p/></draw:line></text:p>
      <text:p text:style-name="Standard"><draw:line text:anchor-type="paragraph" draw:z-index="22" draw:name="Фигура38" draw:style-name="gr4" draw:text-style-name="P1" svg:x1="8.625cm" svg:y1="0.289cm" svg:x2="8.625cm" svg:y2="1.79cm"><text:p text:style-name="P1">Нет</text:p></draw:line></text:p>
      <text:p text:style-name="Standard"/>
      <text:p text:style-name="Standard"/>
      <text:p text:style-name="Standard"><draw:custom-shape text:anchor-type="paragraph" draw:z-index="23" draw:name="Фигура39" draw:style-name="gr14" draw:text-style-name="P1" svg:width="3.003cm" svg:height="1.001cm" svg:x="7.123cm" svg:y="0.33cm"><text:p text:style-name="P1">Вывод:</text:p><text:p text:style-name="P1">Корней нет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1" draw:name="Фигура34" draw:style-name="gr13" draw:text-style-name="P1" svg:width="2.999cm" svg:height="1.001cm" svg:x="10.125cm" svg:y="0.33cm"><text:p text:style-name="P1">Вывод:</text:p><text:p text:style-name="P1">х = -b/(2a)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Standard"/>
      <text:p text:style-name="Standard"><draw:line text:anchor-type="paragraph" draw:z-index="32" draw:name="Фигура35" draw:style-name="gr3" draw:text-style-name="P1" svg:x1="8.626cm" svg:y1="0.356cm" svg:x2="8.626cm" svg:y2="2.356cm"><text:p/></draw:line><draw:line text:anchor-type="paragraph" draw:z-index="33" draw:name="Фигура44" draw:style-name="gr15" draw:text-style-name="P1" svg:x1="11.626cm" svg:y1="0.356cm" svg:x2="11.626cm" svg:y2="0.855cm"><text:p/></draw:line></text:p>
      <text:p text:style-name="Standard"><draw:line text:anchor-type="paragraph" draw:z-index="34" draw:name="Фигура46" draw:style-name="gr3" draw:text-style-name="P1" svg:x1="11.626cm" svg:y1="0.369cm" svg:x2="8.626cm" svg:y2="0.369cm"><text:p/></draw:line></text:p>
      <text:p text:style-name="Standard"><draw:line text:anchor-type="paragraph" draw:z-index="35" draw:name="Фигура47" draw:style-name="gr3" draw:text-style-name="P1" svg:x1="15.125cm" svg:y1="0.383cm" svg:x2="8.625cm" svg:y2="0.383cm"><text:p/></draw:line></text:p>
      <text:p text:style-name="Standard"><draw:line text:anchor-type="paragraph" draw:z-index="36" draw:name="Фигура49" draw:style-name="gr3" draw:text-style-name="P1" svg:x1="4.124cm" svg:y1="0.395cm" svg:x2="8.624cm" svg:y2="0.395cm"><text:p/></draw:line></text:p>
      <text:p text:style-name="Standard"><draw:custom-shape text:anchor-type="paragraph" draw:z-index="25" draw:name="Фигура54" draw:style-name="gr16" draw:text-style-name="P1" svg:width="2.999cm" svg:height="1.001cm" svg:x="7.126cm" svg:y="0.409cm"><text:p text:style-name="P1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7:06:31.455000000</meta:creation-date>
    <meta:editing-duration>PT1M26S</meta:editing-duration>
    <meta:editing-cycles>2</meta:editing-cycles>
    <meta:generator>LibreOffice/5.3.2.2$Windows_X86_64 LibreOffice_project/6cd4f1ef626f15116896b1d8e1398b56da0d0ee1</meta:generator>
    <dc:date>2020-09-15T17:07:54.901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